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érintettek" style:family="table">
      <style:table-properties style:width="17cm" table:align="margins"/>
    </style:style>
    <style:style style:name="érintettek.A" style:family="table-column">
      <style:table-column-properties style:column-width="2.189cm" style:rel-column-width="1241*"/>
    </style:style>
    <style:style style:name="érintettek.B" style:family="table-column">
      <style:table-column-properties style:column-width="5.652cm" style:rel-column-width="3204*"/>
    </style:style>
    <style:style style:name="érintettek.C" style:family="table-column">
      <style:table-column-properties style:column-width="9.16cm" style:rel-column-width="5193*"/>
    </style:style>
    <style:style style:name="érintettek.A1" style:family="table-cell">
      <style:table-cell-properties fo:padding="0.097cm" fo:border-left="0.002cm solid #000000" fo:border-right="none" fo:border-top="0.002cm solid #000000" fo:border-bottom="0.002cm solid #000000"/>
    </style:style>
    <style:style style:name="érintettek.C1" style:family="table-cell">
      <style:table-cell-properties fo:padding="0.097cm" fo:border="0.002cm solid #000000"/>
    </style:style>
    <style:style style:name="érintettek.2" style:family="table-row">
      <style:table-row-properties style:min-row-height="1.018cm"/>
    </style:style>
    <style:style style:name="érintettek.A2" style:family="table-cell">
      <style:table-cell-properties fo:padding="0.097cm" fo:border-left="0.002cm solid #000000" fo:border-right="none" fo:border-top="none" fo:border-bottom="0.002cm solid #000000"/>
    </style:style>
    <style:style style:name="érintettek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4.186cm" style:rel-column-width="2373*"/>
    </style:style>
    <style:style style:name="Táblázat1.B" style:family="table-column">
      <style:table-column-properties style:column-width="7.147cm" style:rel-column-width="4052*"/>
    </style:style>
    <style:style style:name="Táblázat1.C" style:family="table-column">
      <style:table-column-properties style:column-width="5.667cm" style:rel-column-width="3213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C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 style:list-style-name="L1">
      <style:text-properties fo:font-size="11pt" style:font-size-asian="11pt" style:font-size-complex="11pt"/>
    </style:style>
    <style:style style:name="P3" style:family="paragraph" style:parent-style-name="Text_20_body" style:list-style-name="L2">
      <style:text-properties fo:font-size="11pt" style:font-size-asian="11pt" style:font-size-complex="11pt"/>
    </style:style>
    <style:style style:name="P4" style:family="paragraph" style:parent-style-name="Text_20_body" style:list-style-name="L3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style:font-size-asian="11pt" style:font-size-complex="11pt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2965161422794885" text:style-name="L3">
        <text:list-item>
          <text:p text:style-name="P4">Érintettek és felhasználók</text:p>
        </text:list-item>
      </text:list>
      <text:p text:style-name="P1"><text:tab/>A projekt fejlesztését KoviUbiSoft végzi. A megrendelő és konzulens Sátán Ádám. </text:p>
      <text:list xml:id="list8092043596557038409" text:style-name="L1">
        <text:list-item>
          <text:list>
            <text:list-item>
              <text:p text:style-name="P2">Érintettek összefoglalása</text:p>
            </text:list-item>
          </text:list>
        </text:list-item>
      </text:list>
      <table:table table:name="érintettek" table:style-name="érintettek">
        <table:table-column table:style-name="érintettek.A"/>
        <table:table-column table:style-name="érintettek.B"/>
        <table:table-column table:style-name="érintettek.C"/>
        <table:table-row>
          <table:table-cell table:style-name="érintettek.A1" office:value-type="string">
            <text:p text:style-name="P5">Elnevezés</text:p>
          </table:table-cell>
          <table:table-cell table:style-name="érintettek.A1" office:value-type="string">
            <text:p text:style-name="P5">Leírás</text:p>
          </table:table-cell>
          <table:table-cell table:style-name="érintettek.C1" office:value-type="string">
            <text:p text:style-name="P5">Szerep</text:p>
          </table:table-cell>
        </table:table-row>
        <table:table-row table:style-name="érintettek.2">
          <table:table-cell table:style-name="érintettek.A2" office:value-type="string">
            <text:p text:style-name="P5">Megrendelő</text:p>
          </table:table-cell>
          <table:table-cell table:style-name="érintettek.A2" office:value-type="string">
            <text:p text:style-name="P5">Az alkalmazás elkészítését igényli</text:p>
          </table:table-cell>
          <table:table-cell table:style-name="érintettek.C2" office:value-type="string">
            <text:p text:style-name="P5">finanszírozza az alkalmazás fejlesztésének és fenntartásának költségeit<text:line-break/></text:p>
          </table:table-cell>
        </table:table-row>
        <table:table-row>
          <table:table-cell table:style-name="érintettek.A2" office:value-type="string">
            <text:p text:style-name="P5">Fejlesztők</text:p>
          </table:table-cell>
          <table:table-cell table:style-name="érintettek.A2" office:value-type="string">
            <text:p text:style-name="P5">A játék elkészítéséért, illetve további fejlesztéséért felelősek</text:p>
          </table:table-cell>
          <table:table-cell table:style-name="érintettek.C2" office:value-type="string">
            <text:p text:style-name="P5">Elkészítik majd fejlesztik és karbantartják a játékot</text:p>
          </table:table-cell>
        </table:table-row>
      </table:table>
      <text:list xml:id="list34461910" text:continue-numbering="true" text:style-name="L1">
        <text:list-item>
          <text:list>
            <text:list-header>
              <text:p text:style-name="P2"/>
            </text:list-header>
            <text:list-item>
              <text:p text:style-name="P2">A felhasználók összefoglalása</text:p>
            </text:list-item>
          </text:list>
        </text:list-item>
      </text:list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Elnevezés</text:p>
          </table:table-cell>
          <table:table-cell table:style-name="Táblázat1.A1" office:value-type="string">
            <text:p text:style-name="P5">Leírás</text:p>
          </table:table-cell>
          <table:table-cell table:style-name="Táblázat1.C1" office:value-type="string">
            <text:p text:style-name="P5">Illetékes</text:p>
          </table:table-cell>
        </table:table-row>
        <table:table-row>
          <table:table-cell table:style-name="Táblázat1.A2" office:value-type="string">
            <text:p text:style-name="P5">Potenciális Felhasználó</text:p>
          </table:table-cell>
          <table:table-cell table:style-name="Táblázat1.A2" office:value-type="string">
            <text:p text:style-name="P5">Próbaverziót használja </text:p>
          </table:table-cell>
          <table:table-cell table:style-name="Táblázat1.C2" office:value-type="string">
            <text:p text:style-name="P5">-</text:p>
          </table:table-cell>
        </table:table-row>
        <table:table-row>
          <table:table-cell table:style-name="Táblázat1.A2" office:value-type="string">
            <text:p text:style-name="P5">Felhasználó</text:p>
          </table:table-cell>
          <table:table-cell table:style-name="Táblázat1.A2" office:value-type="string">
            <text:p text:style-name="P5">Megveszi a teljes játékot</text:p>
          </table:table-cell>
          <table:table-cell table:style-name="Táblázat1.C2" office:value-type="string">
            <text:p text:style-name="P5">felhasználó</text:p>
          </table:table-cell>
        </table:table-row>
        <table:table-row>
          <table:table-cell table:style-name="Táblázat1.A2" office:value-type="string">
            <text:p text:style-name="P5">Admin</text:p>
          </table:table-cell>
          <table:table-cell table:style-name="Táblázat1.A2" office:value-type="string">
            <text:p text:style-name="P5">Felügyeli a csalás mentes játékmenetet többjátékos mód esetén</text:p>
          </table:table-cell>
          <table:table-cell table:style-name="Táblázat1.C2" office:value-type="string">
            <text:p text:style-name="P5">admin</text:p>
          </table:table-cell>
        </table:table-row>
      </table:table>
      <text:list xml:id="list34455654" text:continue-numbering="true" text:style-name="L1">
        <text:list-item>
          <text:list>
            <text:list-header>
              <text:p text:style-name="P2"/>
            </text:list-header>
            <text:list-item>
              <text:p text:style-name="P2">Felhasználói környezet</text:p>
              <text:p text:style-name="P2">A termék Microsoft Windows 10 32/64 bit, linux és android környezetekre készül openGL felhasználásával így szűkséges grafikus kártya a futtatáshoz.</text:p>
            </text:list-item>
          </text:list>
        </text:list-item>
      </text:list>
      <text:list xml:id="list3565820033955616667" text:style-name="L2">
        <text:list-item>
          <text:list>
            <text:list-item>
              <text:p text:style-name="P3">Illetékesek adatai<text:line-break/><text:line-break/>A fejlesztői csapat:</text:p>
            </text:list-item>
          </text:list>
        </text:list-item>
      </text:list>
      <text:p text:style-name="P1"><text:tab/><text:tab/>KoviUbiSoft<text:line-break/><text:tab/><text:tab/><text:line-break/><text:tab/><text:tab/>Tóth József<text:tab/><text:tab/><text:tab/>tothjozsef225@gmail.com</text:p>
      <text:p text:style-name="P1"><text:tab/><text:tab/>Simonyák János<text:tab/><text:tab/><text:a xlink:type="simple" xlink:href="mailto:s_janos@outlook.com" text:style-name="Internet_20_link" text:visited-style-name="Visited_20_Internet_20_Link">s_janos@outlook.com</text:a></text:p>
      <text:p text:style-name="P1"><text:tab/><text:tab/>Nagy Róber<text:tab/><text:tab/><text:tab/>rob.iskola1@gmail.com</text:p>
      <text:p text:style-name="P1"><text:tab/><text:tab/>Bartók-Balogh Gábor<text:tab/><text:tab/>demiteto.bartok@gmail.com</text:p>
      <text:p text:style-name="P1"><text:tab/><text:tab/>Hegedüs Gábor<text:tab/><text:tab/><text:tab/>hegedus.gabor91@gmail.com</text:p>
      <text:p text:style-name="P1"/>
      <text:list xml:id="list34484848" text:continue-numbering="true" text:style-name="L2">
        <text:list-item>
          <text:list>
            <text:list-item>
              <text:p text:style-name="P3">Felhasználók adatai</text:p>
              <text:p text:style-name="P3">A szoftvert bárki használhatja, kortól és nemtől függetlenül.</text:p>
              <text:p text:style-name="P3">A szoftver megrendelője és a fejlesztő csapat konzulense Sátán Ádá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ábor Hegedüs</meta:initial-creator>
    <meta:creation-date>2021-10-01T13:59:29.77</meta:creation-date>
    <dc:date>2021-10-05T14:24:23.60</dc:date>
    <dc:creator>Gábor Hegedüs</dc:creator>
    <meta:editing-duration>PT17M32S</meta:editing-duration>
    <meta:editing-cycles>2</meta:editing-cycles>
    <meta:generator>OpenOffice/4.1.10$Win32 OpenOffice.org_project/4110m2$Build-9807</meta:generator>
    <meta:document-statistic meta:table-count="2" meta:image-count="0" meta:object-count="0" meta:page-count="1" meta:paragraph-count="36" meta:word-count="142" meta:character-count="1207"/>
  </office:meta>
</office:document-meta>
</file>